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8-0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3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1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4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8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50341818182" calcext:value-type="float">
            <text:p>20.60503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4024" calcext:value-type="float">
            <text:p>20.7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8016" calcext:value-type="float">
            <text:p>20.96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53023448276" calcext:value-type="float">
            <text:p>20.82530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0112" calcext:value-type="float">
            <text:p>20.68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4536" calcext:value-type="float">
            <text:p>20.5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69228965517" calcext:value-type="float">
            <text:p>20.41692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0156" calcext:value-type="float">
            <text:p>20.394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70968275862" calcext:value-type="float">
            <text:p>20.33709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01824" calcext:value-type="float">
            <text:p>20.5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10757142857" calcext:value-type="float">
            <text:p>20.58107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6976" calcext:value-type="float">
            <text:p>20.51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5899354839" calcext:value-type="float">
            <text:p>20.574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13176" calcext:value-type="float">
            <text:p>20.6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70131612903" calcext:value-type="float">
            <text:p>20.6670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83608" calcext:value-type="float">
            <text:p>20.7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53821935484" calcext:value-type="float">
            <text:p>20.6453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3667096774" calcext:value-type="float">
            <text:p>20.5583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83899354839" calcext:value-type="float">
            <text:p>20.498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14848" calcext:value-type="float">
            <text:p>20.87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9463225807" calcext:value-type="float">
            <text:p>21.2629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96268571429" calcext:value-type="float">
            <text:p>21.2896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91001290323" calcext:value-type="float">
            <text:p>21.2891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7668" calcext:value-type="float">
            <text:p>21.7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91262222222" calcext:value-type="float">
            <text:p>21.73912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1543448276" calcext:value-type="float">
            <text:p>21.92715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53528571429" calcext:value-type="float">
            <text:p>22.1453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69944827586" calcext:value-type="float">
            <text:p>22.0669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4206896552" calcext:value-type="float">
            <text:p>21.8904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02364444444" calcext:value-type="float">
            <text:p>21.76023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97035555556" calcext:value-type="float">
            <text:p>22.20970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37653333333" calcext:value-type="float">
            <text:p>21.91376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26338461538" calcext:value-type="float">
            <text:p>21.95263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36053333333" calcext:value-type="float">
            <text:p>21.9036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5473548387" calcext:value-type="float">
            <text:p>21.5735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6744" calcext:value-type="float">
            <text:p>21.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13123870968" calcext:value-type="float">
            <text:p>21.2913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06384" calcext:value-type="float">
            <text:p>21.1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1907096774" calcext:value-type="float">
            <text:p>21.0551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26370322581" calcext:value-type="float">
            <text:p>21.1726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716" calcext:value-type="float">
            <text:p>21.0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02861935484" calcext:value-type="float">
            <text:p>21.0202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37952" calcext:value-type="float">
            <text:p>21.37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3032516129" calcext:value-type="float">
            <text:p>21.633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74951428571" calcext:value-type="float">
            <text:p>21.97749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6753548387" calcext:value-type="float">
            <text:p>22.216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06534193548" calcext:value-type="float">
            <text:p>22.950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77976" calcext:value-type="float">
            <text:p>22.9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3496774194" calcext:value-type="float">
            <text:p>23.015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92984" calcext:value-type="float">
            <text:p>23.13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41579354839" calcext:value-type="float">
            <text:p>23.2141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63847741936" calcext:value-type="float">
            <text:p>23.1363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9516" calcext:value-type="float">
            <text:p>23.056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89587096774" calcext:value-type="float">
            <text:p>23.008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97456" calcext:value-type="float">
            <text:p>23.05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54269677419" calcext:value-type="float">
            <text:p>23.5354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34855172414" calcext:value-type="float">
            <text:p>23.6834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34689032258" calcext:value-type="float">
            <text:p>23.7234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86711724138" calcext:value-type="float">
            <text:p>24.2886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994" calcext:value-type="float">
            <text:p>24.33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89572413793" calcext:value-type="float">
            <text:p>24.2389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9808571429" calcext:value-type="float">
            <text:p>24.12198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1348965517" calcext:value-type="float">
            <text:p>24.01813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56053793103" calcext:value-type="float">
            <text:p>23.98560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3436" calcext:value-type="float">
            <text:p>24.16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9944" calcext:value-type="float">
            <text:p>24.1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4846" calcext:value-type="float">
            <text:p>24.29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502144" calcext:value-type="float">
            <text:p>24.205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52662857143" calcext:value-type="float">
            <text:p>24.0652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5476129032" calcext:value-type="float">
            <text:p>23.6895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71944" calcext:value-type="float">
            <text:p>23.57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90389677419" calcext:value-type="float">
            <text:p>23.4790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2088" calcext:value-type="float">
            <text:p>23.3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06963870968" calcext:value-type="float">
            <text:p>23.2206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7659354839" calcext:value-type="float">
            <text:p>23.125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6104" calcext:value-type="float">
            <text:p>23.22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5827096774" calcext:value-type="float">
            <text:p>23.429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1264" calcext:value-type="float">
            <text:p>23.79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12998709677" calcext:value-type="float">
            <text:p>23.8212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4098" calcext:value-type="float">
            <text:p>23.64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2100645161" calcext:value-type="float">
            <text:p>23.5452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98317419355" calcext:value-type="float">
            <text:p>23.209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00656" calcext:value-type="float">
            <text:p>23.08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6459354839" calcext:value-type="float">
            <text:p>22.9276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8118" calcext:value-type="float">
            <text:p>22.788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51362580645" calcext:value-type="float">
            <text:p>22.6351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54487741935" calcext:value-type="float">
            <text:p>22.5054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62291612903" calcext:value-type="float">
            <text:p>22.7762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4236" calcext:value-type="float">
            <text:p>23.22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10051612903" calcext:value-type="float">
            <text:p>23.651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83432857143" calcext:value-type="float">
            <text:p>23.538343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5051612903" calcext:value-type="float">
            <text:p>23.4605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5130322581" calcext:value-type="float">
            <text:p>23.2285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636" calcext:value-type="float">
            <text:p>23.1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971612903" calcext:value-type="float">
            <text:p>23.0154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892" calcext:value-type="float">
            <text:p>22.88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26895483871" calcext:value-type="float">
            <text:p>22.7726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84361428571" calcext:value-type="float">
            <text:p>22.648436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41688" calcext:value-type="float">
            <text:p>22.53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65419354839" calcext:value-type="float">
            <text:p>22.47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61728" calcext:value-type="float">
            <text:p>22.56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9543483871" calcext:value-type="float">
            <text:p>22.5995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08907586207" calcext:value-type="float">
            <text:p>22.5508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83927741935" calcext:value-type="float">
            <text:p>22.43839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68072" calcext:value-type="float">
            <text:p>21.5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65536551724" calcext:value-type="float">
            <text:p>21.45655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20496842105" calcext:value-type="float">
            <text:p>21.172049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81412413793" calcext:value-type="float">
            <text:p>20.75814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55824" calcext:value-type="float">
            <text:p>20.58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29488" calcext:value-type="float">
            <text:p>20.39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85845517241" calcext:value-type="float">
            <text:p>20.25858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47728" calcext:value-type="float">
            <text:p>20.2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40466206897" calcext:value-type="float">
            <text:p>20.47404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37208888889" calcext:value-type="float">
            <text:p>20.99372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33212" calcext:value-type="float">
            <text:p>20.883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9918" calcext:value-type="float">
            <text:p>20.679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54421538462" calcext:value-type="float">
            <text:p>20.56544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39422222222" calcext:value-type="float">
            <text:p>20.3939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98215384615" calcext:value-type="float">
            <text:p>20.2598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16942222222" calcext:value-type="float">
            <text:p>20.44169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53368888889" calcext:value-type="float">
            <text:p>20.71533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9195384615" calcext:value-type="float">
            <text:p>21.04391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9729230769" calcext:value-type="float">
            <text:p>21.17797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8023" calcext:value-type="float">
            <text:p>20.758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7548" calcext:value-type="float">
            <text:p>20.76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2026" calcext:value-type="float">
            <text:p>20.78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26293333333" calcext:value-type="float">
            <text:p>20.9526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96374193548" calcext:value-type="float">
            <text:p>21.679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52352" calcext:value-type="float">
            <text:p>21.46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36691612903" calcext:value-type="float">
            <text:p>21.3436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80704" calcext:value-type="float">
            <text:p>21.1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03064516129" calcext:value-type="float">
            <text:p>21.0103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78689032258" calcext:value-type="float">
            <text:p>20.827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3216" calcext:value-type="float">
            <text:p>20.6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47112258064" calcext:value-type="float">
            <text:p>20.6847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73168" calcext:value-type="float">
            <text:p>20.79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39300645161" calcext:value-type="float">
            <text:p>20.923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66228571429" calcext:value-type="float">
            <text:p>20.876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7945806452" calcext:value-type="float">
            <text:p>20.638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5429677419" calcext:value-type="float">
            <text:p>20.272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7912" calcext:value-type="float">
            <text:p>20.07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58113548387" calcext:value-type="float">
            <text:p>19.8758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7656774194" calcext:value-type="float">
            <text:p>19.485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34118709677" calcext:value-type="float">
            <text:p>19.3834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092" calcext:value-type="float">
            <text:p>19.644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7499354839" calcext:value-type="float">
            <text:p>20.330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33088" calcext:value-type="float">
            <text:p>20.7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387483871" calcext:value-type="float">
            <text:p>21.7323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2035862069" calcext:value-type="float">
            <text:p>21.7562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04121290323" calcext:value-type="float">
            <text:p>21.8804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20647741935" calcext:value-type="float">
            <text:p>22.86206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89536" calcext:value-type="float">
            <text:p>22.81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90516129032" calcext:value-type="float">
            <text:p>22.769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40896" calcext:value-type="float">
            <text:p>22.76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29610322581" calcext:value-type="float">
            <text:p>23.0029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9945806452" calcext:value-type="float">
            <text:p>23.0009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74472" calcext:value-type="float">
            <text:p>22.9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76432258065" calcext:value-type="float">
            <text:p>22.8076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9256" calcext:value-type="float">
            <text:p>22.97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4250322581" calcext:value-type="float">
            <text:p>23.6674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105" calcext:value-type="float">
            <text:p>23.64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31104516129" calcext:value-type="float">
            <text:p>23.633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21961290323" calcext:value-type="float">
            <text:p>23.962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1816" calcext:value-type="float">
            <text:p>23.88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7122580645" calcext:value-type="float">
            <text:p>23.81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2672" calcext:value-type="float">
            <text:p>23.7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6528516129" calcext:value-type="float">
            <text:p>23.696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96691612903" calcext:value-type="float">
            <text:p>23.6296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78064" calcext:value-type="float">
            <text:p>23.6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42624" calcext:value-type="float">
            <text:p>23.99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4216551724" calcext:value-type="float">
            <text:p>24.21042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63570322581" calcext:value-type="float">
            <text:p>24.2663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80906666667" calcext:value-type="float">
            <text:p>24.1780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9368" calcext:value-type="float">
            <text:p>24.10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128" calcext:value-type="float">
            <text:p>22.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8232" calcext:value-type="float">
            <text:p>22.9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575" calcext:value-type="float">
            <text:p>23.1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7696" calcext:value-type="float">
            <text:p>22.9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0048" calcext:value-type="float">
            <text:p>22.9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002" calcext:value-type="float">
            <text:p>23.02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0574" calcext:value-type="float">
            <text:p>22.88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1178947368" calcext:value-type="float">
            <text:p>22.98111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287" calcext:value-type="float">
            <text:p>22.96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302" calcext:value-type="float">
            <text:p>24.16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2512" calcext:value-type="float">
            <text:p>24.1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676" calcext:value-type="float">
            <text:p>24.2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4836" calcext:value-type="float">
            <text:p>24.21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188" calcext:value-type="float">
            <text:p>24.23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653248" calcext:value-type="float">
            <text:p>23.06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1644" calcext:value-type="float">
            <text:p>23.82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43232" calcext:value-type="float">
            <text:p>24.07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59696923077" calcext:value-type="float">
            <text:p>24.37596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5069" calcext:value-type="float">
            <text:p>24.555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0012" calcext:value-type="float">
            <text:p>24.48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4366451613" calcext:value-type="float">
            <text:p>24.3994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67128" calcext:value-type="float">
            <text:p>24.34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79677419355" calcext:value-type="float">
            <text:p>24.297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11072" calcext:value-type="float">
            <text:p>24.25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09060645161" calcext:value-type="float">
            <text:p>24.160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27512258064" calcext:value-type="float">
            <text:p>24.0527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72368" calcext:value-type="float">
            <text:p>23.96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44691612903" calcext:value-type="float">
            <text:p>23.934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9944" calcext:value-type="float">
            <text:p>23.88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71992258064" calcext:value-type="float">
            <text:p>23.8271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4494" calcext:value-type="float">
            <text:p>23.76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0797419355" calcext:value-type="float">
            <text:p>23.6700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85478709677" calcext:value-type="float">
            <text:p>23.1385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90776" calcext:value-type="float">
            <text:p>23.04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57894193548" calcext:value-type="float">
            <text:p>22.8957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2808" calcext:value-type="float">
            <text:p>22.7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1437419355" calcext:value-type="float">
            <text:p>22.658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1780645161" calcext:value-type="float">
            <text:p>22.527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13064" calcext:value-type="float">
            <text:p>22.44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3719483871" calcext:value-type="float">
            <text:p>22.4837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50848" calcext:value-type="float">
            <text:p>23.00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9225806452" calcext:value-type="float">
            <text:p>23.186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81697142857" calcext:value-type="float">
            <text:p>23.2381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8287483871" calcext:value-type="float">
            <text:p>23.2182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55644" calcext:value-type="float">
            <text:p>23.235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59176" calcext:value-type="float">
            <text:p>23.1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07341935484" calcext:value-type="float">
            <text:p>23.080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0048" calcext:value-type="float">
            <text:p>23.00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58472258064" calcext:value-type="float">
            <text:p>22.9158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0717419355" calcext:value-type="float">
            <text:p>22.8440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7008" calcext:value-type="float">
            <text:p>22.7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5576774194" calcext:value-type="float">
            <text:p>22.7745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30096" calcext:value-type="float">
            <text:p>23.01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5690322581" calcext:value-type="float">
            <text:p>23.29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0702857143" calcext:value-type="float">
            <text:p>23.2590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2943483871" calcext:value-type="float">
            <text:p>23.1329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36776" calcext:value-type="float">
            <text:p>23.02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0750967742" calcext:value-type="float">
            <text:p>22.9200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95048" calcext:value-type="float">
            <text:p>22.80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62929032258" calcext:value-type="float">
            <text:p>22.696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30887741935" calcext:value-type="float">
            <text:p>22.6730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70536" calcext:value-type="float">
            <text:p>22.85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84374193548" calcext:value-type="float">
            <text:p>23.508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4976" calcext:value-type="float">
            <text:p>23.6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05078709677" calcext:value-type="float">
            <text:p>23.5805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73917241379" calcext:value-type="float">
            <text:p>23.5373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74830967742" calcext:value-type="float">
            <text:p>23.5174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4283870968" calcext:value-type="float">
            <text:p>23.362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71544" calcext:value-type="float">
            <text:p>23.25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43489032258" calcext:value-type="float">
            <text:p>23.144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16328" calcext:value-type="float">
            <text:p>23.07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02655483871" calcext:value-type="float">
            <text:p>23.190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32789677419" calcext:value-type="float">
            <text:p>23.113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0352" calcext:value-type="float">
            <text:p>22.78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17527741936" calcext:value-type="float">
            <text:p>22.651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92376" calcext:value-type="float">
            <text:p>23.0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82931612903" calcext:value-type="float">
            <text:p>23.2882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2177142857" calcext:value-type="float">
            <text:p>23.2412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11215483871" calcext:value-type="float">
            <text:p>23.181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0647483871" calcext:value-type="float">
            <text:p>23.0506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1776" calcext:value-type="float">
            <text:p>22.9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73741935484" calcext:value-type="float">
            <text:p>22.867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64264" calcext:value-type="float">
            <text:p>22.76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38753548387" calcext:value-type="float">
            <text:p>22.673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9372903226" calcext:value-type="float">
            <text:p>22.6409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84152" calcext:value-type="float">
            <text:p>22.77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71429677419" calcext:value-type="float">
            <text:p>22.7871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732" calcext:value-type="float">
            <text:p>23.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0934193548" calcext:value-type="float">
            <text:p>23.423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55028571429" calcext:value-type="float">
            <text:p>23.345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6679483871" calcext:value-type="float">
            <text:p>23.3066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87180689655" calcext:value-type="float">
            <text:p>23.21871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7331428571" calcext:value-type="float">
            <text:p>23.1197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6697931034" calcext:value-type="float">
            <text:p>23.04266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87531428571" calcext:value-type="float">
            <text:p>22.8987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34391724138" calcext:value-type="float">
            <text:p>22.81343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07873846154" calcext:value-type="float">
            <text:p>22.77078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2792" calcext:value-type="float">
            <text:p>22.96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50092" calcext:value-type="float">
            <text:p>22.705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69717142857" calcext:value-type="float">
            <text:p>22.79697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25191724138" calcext:value-type="float">
            <text:p>23.07251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68547692308" calcext:value-type="float">
            <text:p>23.01685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38573793103" calcext:value-type="float">
            <text:p>22.95385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79295483871" calcext:value-type="float">
            <text:p>22.7879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6336" calcext:value-type="float">
            <text:p>22.67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8905806452" calcext:value-type="float">
            <text:p>22.5498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37448" calcext:value-type="float">
            <text:p>22.44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96769032258" calcext:value-type="float">
            <text:p>22.3396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76931612903" calcext:value-type="float">
            <text:p>22.2976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53168" calcext:value-type="float">
            <text:p>22.57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84441290323" calcext:value-type="float">
            <text:p>22.8984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9952" calcext:value-type="float">
            <text:p>23.1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8385714286" calcext:value-type="float">
            <text:p>23.1468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6219354839" calcext:value-type="float">
            <text:p>23.116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70048" calcext:value-type="float">
            <text:p>23.12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1128" calcext:value-type="float">
            <text:p>22.9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4603870968" calcext:value-type="float">
            <text:p>22.8564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66144" calcext:value-type="float">
            <text:p>22.74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73282580645" calcext:value-type="float">
            <text:p>22.6473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98038709677" calcext:value-type="float">
            <text:p>22.519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85492413793" calcext:value-type="float">
            <text:p>22.49854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964" calcext:value-type="float">
            <text:p>22.6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09344" calcext:value-type="float">
            <text:p>23.02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51328" calcext:value-type="float">
            <text:p>23.1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30656" calcext:value-type="float">
            <text:p>22.95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16848" calcext:value-type="float">
            <text:p>22.47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9944" calcext:value-type="float">
            <text:p>22.35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65019354839" calcext:value-type="float">
            <text:p>22.156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2730322581" calcext:value-type="float">
            <text:p>22.0702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68904827586" calcext:value-type="float">
            <text:p>21.9968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0926896552" calcext:value-type="float">
            <text:p>21.9330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766" calcext:value-type="float">
            <text:p>21.91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3563870968" calcext:value-type="float">
            <text:p>22.0243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54565714286" calcext:value-type="float">
            <text:p>21.9954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43801290323" calcext:value-type="float">
            <text:p>21.6243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0048" calcext:value-type="float">
            <text:p>21.47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94818064516" calcext:value-type="float">
            <text:p>21.3194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33104" calcext:value-type="float">
            <text:p>21.2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6539354839" calcext:value-type="float">
            <text:p>21.086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2020645161" calcext:value-type="float">
            <text:p>21.1952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37544" calcext:value-type="float">
            <text:p>21.45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15058064516" calcext:value-type="float">
            <text:p>21.511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38008" calcext:value-type="float">
            <text:p>22.38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7212903226" calcext:value-type="float">
            <text:p>23.198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0322" calcext:value-type="float">
            <text:p>23.15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25037419355" calcext:value-type="float">
            <text:p>23.2525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21899354839" calcext:value-type="float">
            <text:p>24.2321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0904" calcext:value-type="float">
            <text:p>24.39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11718709677" calcext:value-type="float">
            <text:p>24.3211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89" calcext:value-type="float">
            <text:p>24.2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64121290323" calcext:value-type="float">
            <text:p>24.1664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51571612903" calcext:value-type="float">
            <text:p>24.1051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75008" calcext:value-type="float">
            <text:p>24.04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4012903226" calcext:value-type="float">
            <text:p>24.067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6424" calcext:value-type="float">
            <text:p>24.2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9575483871" calcext:value-type="float">
            <text:p>24.379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82940689655" calcext:value-type="float">
            <text:p>24.39829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05470967742" calcext:value-type="float">
            <text:p>24.410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88521290323" calcext:value-type="float">
            <text:p>24.638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5336" calcext:value-type="float">
            <text:p>24.79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87767741935" calcext:value-type="float">
            <text:p>24.748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48784" calcext:value-type="float">
            <text:p>24.60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81179354839" calcext:value-type="float">
            <text:p>24.4181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74529032258" calcext:value-type="float">
            <text:p>24.35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6752" calcext:value-type="float">
            <text:p>24.3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0363870968" calcext:value-type="float">
            <text:p>24.4170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5828" calcext:value-type="float">
            <text:p>24.78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2043870968" calcext:value-type="float">
            <text:p>24.9992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1085714286" calcext:value-type="float">
            <text:p>24.9261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9796129032" calcext:value-type="float">
            <text:p>24.8599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71398709677" calcext:value-type="float">
            <text:p>24.8271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932" calcext:value-type="float">
            <text:p>24.7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49481290323" calcext:value-type="float">
            <text:p>24.644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53128" calcext:value-type="float">
            <text:p>24.57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9396129032" calcext:value-type="float">
            <text:p>24.5399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1483870968" calcext:value-type="float">
            <text:p>24.55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3528" calcext:value-type="float">
            <text:p>24.76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9372903226" calcext:value-type="float">
            <text:p>24.9269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7384" calcext:value-type="float">
            <text:p>25.00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2296774193" calcext:value-type="float">
            <text:p>25.1032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1582857143" calcext:value-type="float">
            <text:p>25.1061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0250322581" calcext:value-type="float">
            <text:p>25.0390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86888888889" calcext:value-type="float">
            <text:p>24.9286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39316923077" calcext:value-type="float">
            <text:p>24.83393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78843076923" calcext:value-type="float">
            <text:p>24.74788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807872" calcext:value-type="float">
            <text:p>24.648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11224615385" calcext:value-type="float">
            <text:p>24.63112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07043076923" calcext:value-type="float">
            <text:p>24.45070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644864" calcext:value-type="float">
            <text:p>24.346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41083076923" calcext:value-type="float">
            <text:p>24.25410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0091428571" calcext:value-type="float">
            <text:p>24.5660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64742857143" calcext:value-type="float">
            <text:p>24.586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5559" calcext:value-type="float">
            <text:p>24.6655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03634285714" calcext:value-type="float">
            <text:p>24.5703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100089440001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38" meta:object-count="0"/>
    <meta:user-defined meta:name="AppVersion">3.0</meta:user-defined>
  </office:meta>
</office:document-meta>
</file>